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0.923cm"/>
    </style:style>
    <style:style style:name="Table1.C" style:family="table-column">
      <style:table-column-properties style:column-width="10.425cm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color="#ff0000" fo:font-size="20pt" style:text-underline-style="solid" style:text-underline-width="auto" style:text-underline-color="font-color" officeooo:rsid="001abbf3" officeooo:paragraph-rsid="001abbf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fo:font-size="16pt" style:text-underline-style="none" officeooo:rsid="001c799e" officeooo:paragraph-rsid="001c799e" style:font-size-asian="14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font-size="16pt" officeooo:rsid="001c799e" officeooo:paragraph-rsid="001c799e" style:font-size-asian="14pt" style:font-size-complex="16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color="#000000" fo:font-size="16pt" style:text-underline-style="none" officeooo:rsid="001c799e" officeooo:paragraph-rsid="001c799e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fo:font-size="16pt" officeooo:rsid="0025aa87" officeooo:paragraph-rsid="0025aa87" style:font-size-asian="14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fo:font-size="16pt" officeooo:rsid="002b35d0" officeooo:paragraph-rsid="002b35d0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officeooo:paragraph-rsid="002b35d0"/>
    </style:style>
    <style:style style:name="T1" style:family="text">
      <style:text-properties fo:font-size="16pt" officeooo:rsid="002b8b28" style:font-size-asian="14pt" style:font-size-complex="16pt"/>
    </style:style>
    <style:style style:name="T2" style:family="text">
      <style:text-properties fo:font-size="16pt" officeooo:rsid="002d3e32" style:font-size-asian="14pt" style:font-size-complex="16pt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s.name" text:name="py3o.objects.name"/>
        <text:user-field-decl office:value-type="string" office:string-value="objects.age" text:name="py3o.objects.age"/>
        <text:user-field-decl office:value-type="string" office:string-value="objects.create_uid" text:name="py3o.objects.create_uid"/>
        <text:user-field-decl office:value-type="string" office:string-value="objects.create_uid.name" text:name="py3o.objects.create_uid.name"/>
        <text:user-field-decl office:value-type="string" office:string-value="objects.create_uid.phone" text:name="py3o.objects.create_uid.phone"/>
        <text:user-field-decl office:value-type="string" office:string-value="objects.description" text:name="py3o.objects.description"/>
      </text:user-field-decls>
      <text:p text:style-name="P1">Model One Sample Repor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69031811408"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3">:</text:p>
          </table:table-cell>
          <table:table-cell table:style-name="Table1.A1" office:value-type="string">
            <text:p text:style-name="P3"><text:user-field-get text:name="py3o.objects.name">objects.name</text:user-field-get></text:p>
          </table:table-cell>
        </table:table-row>
        <table:table-row table:style-name="TableLine94169031868096">
          <table:table-cell table:style-name="Table1.A1" office:value-type="string">
            <text:p text:style-name="P4">Age</text:p>
          </table:table-cell>
          <table:table-cell table:style-name="Table1.A1" office:value-type="string">
            <text:p text:style-name="P3">:</text:p>
          </table:table-cell>
          <table:table-cell table:style-name="Table1.A1" office:value-type="string">
            <text:p text:style-name="P3"><text:user-field-get text:name="py3o.objects.age">objects.age</text:user-field-get></text:p>
          </table:table-cell>
        </table:table-row>
        <table:table-row table:style-name="TableLine94169031868096">
          <table:table-cell table:style-name="Table1.A1" office:value-type="string">
            <text:p text:style-name="P10">Created By</text:p>
          </table:table-cell>
          <table:table-cell table:style-name="Table1.A1" office:value-type="string">
            <text:p text:style-name="P3">:</text:p>
          </table:table-cell>
          <table:table-cell table:style-name="Table1.A1" office:value-type="string">
            <text:p text:style-name="P10"><text:user-field-get text:name="py3o.objects.create_uid.name">objects.create_uid.name</text:user-field-get><text:s text:c="7"/><text:user-field-get text:name="py3o.objects.create_uid.phone">objects.create_uid.phone</text:user-field-get></text:p>
          </table:table-cell>
        </table:table-row>
        <table:table-row table:style-name="TableLine94169031868096">
          <table:table-cell table:style-name="Table1.A1" office:value-type="string">
            <text:p text:style-name="P12"><text:a xlink:type="simple" xlink:href="py3o://if=%22objects.description%22" text:style-name="Internet_20_link" text:visited-style-name="Visited_20_Internet_20_Link"><text:span text:style-name="T1">if="objects.description"</text:span></text:a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/>
          </table:table-cell>
        </table:table-row>
        <table:table-row table:style-name="TableLine94169031868096"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3">:</text:p>
          </table:table-cell>
          <table:table-cell table:style-name="Table1.A1" office:value-type="string">
            <text:p text:style-name="P10"><text:user-field-get text:name="py3o.objects.description">objects.description</text:user-field-get></text:p>
          </table:table-cell>
        </table:table-row>
        <table:table-row table:style-name="TableLine94169031868096">
          <table:table-cell table:style-name="Table1.A1" office:value-type="string">
            <text:p text:style-name="P12"><text:a xlink:type="simple" xlink:href="py3o:///if" text:style-name="Internet_20_link" text:visited-style-name="Visited_20_Internet_20_Link"><text:span text:style-name="T2">/if</text:span></text:a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rame_20_contents">
      <style:paragraph-properties fo:text-align="center" style:justify-single-word="false"/>
    </style:style>
    <style:style style:name="Mfr1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date style:data-style-name="N37" text:date-value="2025-05-21T17:13:19.943344085" text:fixed="true">21/05/25</text:date><text:s/><text:time style:data-style-name="N41" text:time-value="2025-05-21T17:13:35.861186105" text:fixed="true">17:13:35</text:time><text:s text:c="123"/><text:page-number text:select-page="current">2</text:page-number><text:s/>/<text:page-count>2</text:page-count></text:p>
      </style:header>
      <style:footer>
        <text:p text:style-name="MP2"><draw:frame draw:style-name="Mfr1" draw:name="py3o.image(objects.company_id.logo, 'png', height='1cm', isb64=True)" text:anchor-type="paragraph" svg:width="2cm" draw:z-index="0"><draw:text-box fo:min-height="0.499cm"><text:p text:style-name="MP3"/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0T17:29:39.426140658</meta:creation-date>
    <meta:generator>LibreOffice/6.4.7.2$Linux_X86_64 LibreOffice_project/40$Build-2</meta:generator>
    <dc:date>2025-05-21T17:55:54.566857519</dc:date>
    <meta:editing-duration>PT21H37M33S</meta:editing-duration>
    <meta:editing-cycles>14</meta:editing-cycles>
    <meta:document-statistic meta:table-count="1" meta:image-count="0" meta:object-count="0" meta:page-count="2" meta:paragraph-count="16" meta:word-count="24" meta:character-count="322" meta:non-whitespace-character-count="186"/>
  </office:meta>
</office:document-meta>
</file>